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RequiredProperties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singRequiredPropertiesException.addMissingRequired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RequiredPropertiesException.getMissingRequir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